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76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069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P2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3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4" style:parent-style-name="Standard" style:family="paragraph">
      <style:paragraph-properties fo:margin-top="0.0479in" fo:margin-left="0.9138in">
        <style:tab-stops/>
      </style:paragraph-properties>
    </style:style>
    <style:style style:name="T25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26" style:parent-style-name="Absatz-Standardschriftart" style:family="text">
      <style:text-properties style:font-name="Arial" fo:font-weight="bold" style:font-weight-asian="bold" fo:color="#009DE0" fo:letter-spacing="-0.009in" fo:font-size="12pt" style:font-size-asian="12pt"/>
    </style:style>
    <style:style style:name="T27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P28" style:parent-style-name="Standard" style:family="paragraph">
      <style:paragraph-properties fo:margin-top="0.0041in"/>
      <style:text-properties style:font-name="Arial" style:font-name-asian="Arial" style:font-name-complex="Arial" fo:font-weight="bold" style:font-weight-asian="bold" style:font-weight-complex="bold" fo:font-size="9.5pt" style:font-size-asian="9.5pt" style:font-size-complex="9.5pt"/>
    </style:style>
    <style:style style:name="T29" style:parent-style-name="Absatz-Standardschriftart" style:family="text">
      <style:text-properties fo:color="#009DE0" fo:letter-spacing="-0.0006in"/>
    </style:style>
    <style:style style:name="T30" style:parent-style-name="Absatz-Standardschriftart" style:family="text">
      <style:text-properties fo:color="#009DE0" fo:letter-spacing="-0.0013in"/>
    </style:style>
    <style:style style:name="T31" style:parent-style-name="Absatz-Standardschriftart" style:family="text">
      <style:text-properties fo:color="#009DE0" fo:letter-spacing="-0.0006in"/>
    </style:style>
    <style:style style:name="P32" style:parent-style-name="Textkörper" style:family="paragraph">
      <style:paragraph-properties fo:margin-top="0.1069in" fo:margin-right="0.1812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2in"/>
    </style:style>
    <style:style style:name="T35" style:parent-style-name="Absatz-Standardschriftart" style:family="text">
      <style:text-properties fo:letter-spacing="-0.002in"/>
    </style:style>
    <style:style style:name="T36" style:parent-style-name="Absatz-Standardschriftart" style:family="text">
      <style:text-properties fo:letter-spacing="-0.0013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2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-0.002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13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2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2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style:font-name="Times New Roman" fo:letter-spacing="0.0743in" style:text-scale="99%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13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2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0.0006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0.0034in"/>
    </style:style>
    <style:style style:name="T58" style:parent-style-name="Absatz-Standardschriftart" style:family="text">
      <style:text-properties fo:letter-spacing="-0.0006in"/>
    </style:style>
    <style:style style:name="P59" style:parent-style-name="Textkörper" style:family="paragraph">
      <style:paragraph-properties fo:line-height="0.143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06in"/>
    </style:style>
    <style:style style:name="P65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66" style:parent-style-name="Textkörper" style:family="paragraph">
      <style:paragraph-properties fo:margin-right="0.1812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-0.0013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2in"/>
    </style:style>
    <style:style style:name="T72" style:parent-style-name="Absatz-Standardschriftart" style:family="text">
      <style:text-properties fo:letter-spacing="0.0006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13in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2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13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2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style:font-name="Times New Roman" fo:letter-spacing="0.0506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2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13in"/>
    </style:style>
    <style:style style:name="T91" style:parent-style-name="Absatz-Standardschriftart" style:family="text">
      <style:text-properties fo:letter-spacing="-0.0006in"/>
    </style:style>
    <style:style style:name="P92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93" style:parent-style-name="Textkörper" style:family="paragraph">
      <style:paragraph-properties fo:margin-right="0.1812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13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2in"/>
    </style:style>
    <style:style style:name="T102" style:parent-style-name="Absatz-Standardschriftart" style:family="text">
      <style:text-properties fo:letter-spacing="0.0006in"/>
    </style:style>
    <style:style style:name="T103" style:parent-style-name="Absatz-Standardschriftart" style:family="text">
      <style:text-properties fo:font-style="italic" style:font-style-asian="italic" fo:letter-spacing="-0.0006in"/>
    </style:style>
    <style:style style:name="T104" style:parent-style-name="Absatz-Standardschriftart" style:family="text">
      <style:text-properties fo:font-style="italic" style:font-style-asian="italic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13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2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style:font-name="Times New Roman" fo:letter-spacing="0.0562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2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13in"/>
    </style:style>
    <style:style style:name="T118" style:parent-style-name="Absatz-Standardschriftart" style:family="text">
      <style:text-properties fo:letter-spacing="-0.0006in"/>
    </style:style>
    <style:style style:name="P119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20" style:parent-style-name="Textkörper" style:family="paragraph">
      <style:paragraph-properties fo:margin-right="0.2284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41in"/>
    </style:style>
    <style:style style:name="T123" style:parent-style-name="Absatz-Standardschriftart" style:family="text">
      <style:text-properties fo:letter-spacing="-0.002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2in"/>
    </style:style>
    <style:style style:name="T127" style:parent-style-name="Absatz-Standardschriftart" style:family="text">
      <style:text-properties fo:letter-spacing="-0.002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2in"/>
    </style:style>
    <style:style style:name="T130" style:parent-style-name="Absatz-Standardschriftart" style:family="text">
      <style:text-properties fo:letter-spacing="-0.002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style:font-name="Times New Roman" fo:letter-spacing="0.059in" style:text-scale="99%"/>
    </style:style>
    <style:style style:name="T133" style:parent-style-name="Absatz-Standardschriftart" style:family="text">
      <style:text-properties fo:letter-spacing="-0.002in"/>
    </style:style>
    <style:style style:name="T134" style:parent-style-name="Absatz-Standardschriftart" style:family="text">
      <style:text-properties fo:letter-spacing="-0.002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13in"/>
    </style:style>
    <style:style style:name="T137" style:parent-style-name="Absatz-Standardschriftart" style:family="text">
      <style:text-properties fo:letter-spacing="-0.002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13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P14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44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45" style:parent-style-name="Absatz-Standardschriftart" style:family="text">
      <style:text-properties fo:color="#009DE0" fo:letter-spacing="-0.0006in"/>
    </style:style>
    <style:style style:name="P146" style:parent-style-name="Textkörper" style:family="paragraph">
      <style:paragraph-properties fo:margin-top="0.1083in" fo:line-height="0.1437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13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13in"/>
    </style:style>
    <style:style style:name="T151" style:parent-style-name="Absatz-Standardschriftart" style:family="text">
      <style:text-properties fo:letter-spacing="-0.002in"/>
    </style:style>
    <style:style style:name="T152" style:parent-style-name="Absatz-Standardschriftart" style:family="text">
      <style:text-properties fo:letter-spacing="-0.0013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13in"/>
    </style:style>
    <style:style style:name="T156" style:parent-style-name="Absatz-Standardschriftart" style:family="text">
      <style:text-properties fo:letter-spacing="-0.0013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13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13in"/>
    </style:style>
    <style:style style:name="T162" style:parent-style-name="Absatz-Standardschriftart" style:family="text">
      <style:text-properties fo:letter-spacing="-0.0006in"/>
    </style:style>
    <style:style style:name="P163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2in"/>
    </style:style>
    <style:style style:name="T166" style:parent-style-name="Absatz-Standardschriftart" style:family="text">
      <style:text-properties fo:letter-spacing="-0.0006in"/>
    </style:style>
    <style:style style:name="P167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2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2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0.0027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2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13in"/>
    </style:style>
    <style:style style:name="T181" style:parent-style-name="Absatz-Standardschriftart" style:family="text">
      <style:text-properties fo:color="#3C6EA7" style:text-position="50% 100%" fo:font-size="6pt" style:font-size-asian="6pt"/>
    </style:style>
    <style:style style:name="P182" style:parent-style-name="Standard" style:family="paragraph">
      <style:paragraph-properties fo:margin-top="0.0006in"/>
      <style:text-properties style:font-name="Arial" style:font-name-asian="Arial" style:font-name-complex="Arial" fo:font-size="5.5pt" style:font-size-asian="5.5pt" style:font-size-complex="5.5pt"/>
    </style:style>
    <style:style style:name="P183" style:parent-style-name="Textkörper" style:family="paragraph">
      <style:paragraph-properties fo:margin-top="0.0534in" fo:margin-right="0.1812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13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0.000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0.0006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2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2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style:font-name="Times New Roman" fo:letter-spacing="0.0576in"/>
    </style:style>
    <style:style style:name="T203" style:parent-style-name="Absatz-Standardschriftart" style:family="text">
      <style:text-properties fo:letter-spacing="-0.0006in"/>
    </style:style>
    <style:style style:name="P204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205" style:parent-style-name="Textkörper" style:family="paragraph">
      <style:paragraph-properties fo:margin-right="0.2284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13in"/>
    </style:style>
    <style:style style:name="T208" style:parent-style-name="Absatz-Standardschriftart" style:family="text">
      <style:text-properties fo:letter-spacing="-0.002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2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13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0.0041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13in"/>
    </style:style>
    <style:style style:name="T219" style:parent-style-name="Absatz-Standardschriftart" style:family="text">
      <style:text-properties fo:letter-spacing="-0.002in"/>
    </style:style>
    <style:style style:name="T220" style:parent-style-name="Absatz-Standardschriftart" style:family="text">
      <style:text-properties fo:letter-spacing="-0.00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13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13in"/>
    </style:style>
    <style:style style:name="T226" style:parent-style-name="Absatz-Standardschriftart" style:family="text">
      <style:text-properties style:font-name="Times New Roman" fo:letter-spacing="0.059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02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2in"/>
    </style:style>
    <style:style style:name="T231" style:parent-style-name="Absatz-Standardschriftart" style:family="text">
      <style:text-properties fo:letter-spacing="-0.0013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34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2in"/>
    </style:style>
    <style:style style:name="T236" style:parent-style-name="Absatz-Standardschriftart" style:family="text">
      <style:text-properties fo:letter-spacing="-0.002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-0.002in"/>
    </style:style>
    <style:style style:name="T240" style:parent-style-name="Absatz-Standardschriftart" style:family="text">
      <style:text-properties fo:letter-spacing="-0.0006in"/>
    </style:style>
    <style:style style:name="T241" style:parent-style-name="Absatz-Standardschriftart" style:family="text">
      <style:text-properties style:font-name="Times New Roman" fo:letter-spacing="0.0743in"/>
    </style:style>
    <style:style style:name="P242" style:parent-style-name="Standard" style:family="paragraph">
      <style:paragraph-properties fo:margin-top="0.0013in"/>
      <style:text-properties style:font-name="Arial" style:font-name-asian="Arial" style:font-name-complex="Arial" fo:font-size="9pt" style:font-size-asian="9pt" style:font-size-complex="9pt"/>
    </style:style>
    <style:style style:name="P243" style:parent-style-name="Textkörper" style:family="paragraph">
      <style:paragraph-properties fo:line-height="0.1437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13in"/>
    </style:style>
    <style:style style:name="T247" style:parent-style-name="Absatz-Standardschriftart" style:family="text">
      <style:text-properties fo:letter-spacing="-0.0013in"/>
    </style:style>
    <style:style style:name="T248" style:parent-style-name="Absatz-Standardschriftart" style:family="text">
      <style:text-properties fo:letter-spacing="-0.0006in"/>
    </style:style>
    <style:style style:name="P249" style:parent-style-name="Textkörper" style:family="paragraph">
      <style:paragraph-properties fo:margin-right="0.1812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13in"/>
    </style:style>
    <style:style style:name="T252" style:parent-style-name="Absatz-Standardschriftart" style:family="text">
      <style:text-properties fo:letter-spacing="-0.002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13in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-0.002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13in"/>
    </style:style>
    <style:style style:name="T259" style:parent-style-name="Absatz-Standardschriftart" style:family="text">
      <style:text-properties fo:letter-spacing="-0.002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06in"/>
    </style:style>
    <style:style style:name="T263" style:parent-style-name="Absatz-Standardschriftart" style:family="text">
      <style:text-properties style:font-name="Times New Roman" fo:letter-spacing="0.0645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2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2in"/>
    </style:style>
    <style:style style:name="T268" style:parent-style-name="Absatz-Standardschriftart" style:family="text">
      <style:text-properties fo:letter-spacing="-0.0006in"/>
    </style:style>
    <style:style style:name="P269" style:parent-style-name="Textkörper" style:family="paragraph">
      <style:paragraph-properties fo:margin-top="0.0013in" fo:margin-right="0.1055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13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2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13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2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13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0.0006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style:font-name="Times New Roman" fo:letter-spacing="0.0631in" style:text-scale="99%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13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-0.0006in"/>
    </style:style>
    <style:style style:name="P295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296" style:parent-style-name="Textkörper" style:family="paragraph">
      <style:paragraph-properties fo:margin-right="0.1812in"/>
    </style:style>
    <style:style style:name="T297" style:parent-style-name="Absatz-Standardschriftart" style:family="text">
      <style:text-properties fo:letter-spacing="-0.0013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2in"/>
    </style:style>
    <style:style style:name="T302" style:parent-style-name="Absatz-Standardschriftart" style:family="text">
      <style:text-properties fo:letter-spacing="0.0006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13in"/>
    </style:style>
    <style:style style:name="T305" style:parent-style-name="Absatz-Standardschriftart" style:family="text">
      <style:text-properties fo:letter-spacing="-0.002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13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2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13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13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style:font-name="Times New Roman" fo:letter-spacing="0.0534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13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2in"/>
    </style:style>
    <style:style style:name="T321" style:parent-style-name="Absatz-Standardschriftart" style:family="text">
      <style:text-properties fo:letter-spacing="-0.0006in"/>
    </style:style>
    <style:style style:name="P322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323" style:parent-style-name="Textkörper" style:family="paragraph">
      <style:paragraph-properties fo:margin-right="0.1055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13in"/>
    </style:style>
    <style:style style:name="T326" style:parent-style-name="Absatz-Standardschriftart" style:family="text">
      <style:text-properties fo:letter-spacing="-0.0013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-0.0013in"/>
    </style:style>
    <style:style style:name="T329" style:parent-style-name="Absatz-Standardschriftart" style:family="text">
      <style:text-properties fo:letter-spacing="-0.0013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13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fo:letter-spacing="-0.0013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2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13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-0.0027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style:font-name="Times New Roman" fo:letter-spacing="0.0673in" style:text-scale="99%"/>
    </style:style>
    <style:style style:name="T343" style:parent-style-name="Absatz-Standardschriftart" style:family="text">
      <style:text-properties fo:letter-spacing="-0.0006in"/>
    </style:style>
    <style:style style:name="T344" style:parent-style-name="Absatz-Standardschriftart" style:family="text">
      <style:text-properties fo:letter-spacing="-0.002in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13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2in"/>
    </style:style>
    <style:style style:name="T352" style:parent-style-name="Absatz-Standardschriftart" style:family="text">
      <style:text-properties fo:letter-spacing="-0.0013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style:font-name="Times New Roman" fo:letter-spacing="0.0618in"/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2in"/>
    </style:style>
    <style:style style:name="T358" style:parent-style-name="Absatz-Standardschriftart" style:family="text">
      <style:text-properties fo:letter-spacing="-0.0006in"/>
    </style:style>
    <style:style style:name="P359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360" style:parent-style-name="Textkörper" style:family="paragraph">
      <style:paragraph-properties fo:line-height="0.1437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13in"/>
    </style:style>
    <style:style style:name="T365" style:parent-style-name="Absatz-Standardschriftart" style:family="text">
      <style:text-properties fo:letter-spacing="-0.002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13in"/>
    </style:style>
    <style:style style:name="T368" style:parent-style-name="Absatz-Standardschriftart" style:family="text">
      <style:text-properties fo:letter-spacing="-0.0006in"/>
    </style:style>
    <style:style style:name="P36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2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2in"/>
    </style:style>
    <style:style style:name="T376" style:parent-style-name="Absatz-Standardschriftart" style:family="text">
      <style:text-properties fo:letter-spacing="-0.0006in"/>
    </style:style>
    <style:style style:name="P37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78" style:parent-style-name="Absatz-Standardschriftart" style:family="text">
      <style:text-properties fo:letter-spacing="-0.0013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13in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13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13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-0.0006in"/>
    </style:style>
    <style:style style:name="P388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89" style:parent-style-name="Standard" style:family="paragraph">
      <style:paragraph-properties fo:margin-top="0.0006in"/>
      <style:text-properties style:font-name="Arial" style:font-name-asian="Arial" style:font-name-complex="Arial" fo:font-size="9.5pt" style:font-size-asian="9.5pt" style:font-size-complex="9.5pt"/>
    </style:style>
    <style:style style:name="T390" style:parent-style-name="Absatz-Standardschriftart" style:family="text">
      <style:text-properties fo:color="#009DE0" fo:letter-spacing="-0.0013in"/>
    </style:style>
    <style:style style:name="T391" style:parent-style-name="Absatz-Standardschriftart" style:family="text">
      <style:text-properties fo:color="#009DE0"/>
    </style:style>
    <style:style style:name="T392" style:parent-style-name="Absatz-Standardschriftart" style:family="text">
      <style:text-properties fo:color="#009DE0" fo:letter-spacing="-0.0006in"/>
    </style:style>
    <style:style style:name="T393" style:parent-style-name="Absatz-Standardschriftart" style:family="text">
      <style:text-properties fo:color="#009DE0" fo:letter-spacing="-0.0013in"/>
    </style:style>
    <style:style style:name="T394" style:parent-style-name="Absatz-Standardschriftart" style:family="text">
      <style:text-properties fo:color="#009DE0"/>
    </style:style>
    <style:style style:name="T395" style:parent-style-name="Absatz-Standardschriftart" style:family="text">
      <style:text-properties fo:color="#009DE0" fo:letter-spacing="-0.0006in"/>
    </style:style>
    <style:style style:name="P396" style:parent-style-name="Textkörper" style:family="paragraph">
      <style:paragraph-properties fo:margin-top="0.1083in" fo:margin-right="0.1055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0.0006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2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0.0006in"/>
    </style:style>
    <style:style style:name="T404" style:parent-style-name="Absatz-Standardschriftart" style:family="text">
      <style:text-properties fo:letter-spacing="-0.0013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2in"/>
    </style:style>
    <style:style style:name="T407" style:parent-style-name="Absatz-Standardschriftart" style:family="text">
      <style:text-properties fo:letter-spacing="-0.0013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13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-0.0013in"/>
    </style:style>
    <style:style style:name="T413" style:parent-style-name="Absatz-Standardschriftart" style:family="text">
      <style:text-properties fo:letter-spacing="-0.002in"/>
    </style:style>
    <style:style style:name="T414" style:parent-style-name="Absatz-Standardschriftart" style:family="text">
      <style:text-properties fo:letter-spacing="-0.0006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-0.002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style:font-name="Times New Roman" fo:letter-spacing="0.0659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13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2in"/>
    </style:style>
    <style:style style:name="T427" style:parent-style-name="Absatz-Standardschriftart" style:family="text">
      <style:text-properties fo:letter-spacing="-0.0013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06in"/>
    </style:style>
    <style:style style:name="P430" style:parent-style-name="Textkörper" style:family="paragraph">
      <style:paragraph-properties fo:line-height="0.143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style:font-name-complex="Arial" fo:letter-spacing="-0.0006in"/>
    </style:style>
    <style:style style:name="T433" style:parent-style-name="Absatz-Standardschriftart" style:family="text">
      <style:text-properties style:font-name-complex="Arial"/>
    </style:style>
    <style:style style:name="T434" style:parent-style-name="Absatz-Standardschriftart" style:family="text">
      <style:text-properties style:font-name-complex="Arial" fo:letter-spacing="-0.0006in"/>
    </style:style>
    <style:style style:name="T435" style:parent-style-name="Absatz-Standardschriftart" style:family="text">
      <style:text-properties style:font-name-complex="Arial"/>
    </style:style>
    <style:style style:name="T436" style:parent-style-name="Absatz-Standardschriftart" style:family="text">
      <style:text-properties style:font-name-complex="Arial" fo:letter-spacing="-0.0006in"/>
    </style:style>
    <style:style style:name="T437" style:parent-style-name="Absatz-Standardschriftart" style:family="text">
      <style:text-properties style:font-name-complex="Arial"/>
    </style:style>
    <style:style style:name="T438" style:parent-style-name="Absatz-Standardschriftart" style:family="text">
      <style:text-properties style:font-name-complex="Arial" fo:letter-spacing="-0.0006in"/>
    </style:style>
    <style:style style:name="T439" style:parent-style-name="Absatz-Standardschriftart" style:family="text">
      <style:text-properties style:font-name-complex="Arial"/>
    </style:style>
    <style:style style:name="T440" style:parent-style-name="Absatz-Standardschriftart" style:family="text">
      <style:text-properties style:font-name-complex="Arial" fo:letter-spacing="-0.0006in"/>
    </style:style>
    <style:style style:name="T441" style:parent-style-name="Absatz-Standardschriftart" style:family="text">
      <style:text-properties style:font-name-complex="Arial"/>
    </style:style>
    <style:style style:name="T442" style:parent-style-name="Absatz-Standardschriftart" style:family="text">
      <style:text-properties style:font-name-complex="Arial" fo:letter-spacing="-0.0006in"/>
    </style:style>
    <style:style style:name="T443" style:parent-style-name="Absatz-Standardschriftart" style:family="text">
      <style:text-properties style:font-name-complex="Arial"/>
    </style:style>
    <style:style style:name="T444" style:parent-style-name="Absatz-Standardschriftart" style:family="text">
      <style:text-properties style:font-name-complex="Arial" fo:letter-spacing="-0.0006in"/>
    </style:style>
    <style:style style:name="T445" style:parent-style-name="Absatz-Standardschriftart" style:family="text">
      <style:text-properties style:font-name-complex="Arial"/>
    </style:style>
    <style:style style:name="T446" style:parent-style-name="Absatz-Standardschriftart" style:family="text">
      <style:text-properties style:font-name-complex="Arial" fo:letter-spacing="-0.0006in"/>
    </style:style>
    <style:style style:name="T447" style:parent-style-name="Absatz-Standardschriftart" style:family="text">
      <style:text-properties style:font-name-complex="Arial" fo:letter-spacing="-0.0013in"/>
    </style:style>
    <style:style style:name="T448" style:parent-style-name="Absatz-Standardschriftart" style:family="text">
      <style:text-properties style:font-name-complex="Arial" fo:letter-spacing="-0.0006in"/>
    </style:style>
    <style:style style:name="T449" style:parent-style-name="Absatz-Standardschriftart" style:family="text">
      <style:text-properties style:font-name-complex="Arial"/>
    </style:style>
    <style:style style:name="T450" style:parent-style-name="Absatz-Standardschriftart" style:family="text">
      <style:text-properties style:font-name-complex="Arial" fo:letter-spacing="-0.0006in"/>
    </style:style>
    <style:style style:name="T451" style:parent-style-name="Absatz-Standardschriftart" style:family="text">
      <style:text-properties style:font-name-complex="Arial"/>
    </style:style>
    <style:style style:name="T452" style:parent-style-name="Absatz-Standardschriftart" style:family="text">
      <style:text-properties style:font-name-complex="Arial" fo:letter-spacing="-0.0006in"/>
    </style:style>
    <style:style style:name="T453" style:parent-style-name="Absatz-Standardschriftart" style:family="text">
      <style:text-properties style:font-name-complex="Arial" fo:letter-spacing="0.0006in"/>
    </style:style>
    <style:style style:name="T454" style:parent-style-name="Absatz-Standardschriftart" style:family="text">
      <style:text-properties style:font-name-complex="Arial" fo:letter-spacing="-0.0006in"/>
    </style:style>
    <style:style style:name="T455" style:parent-style-name="Absatz-Standardschriftart" style:family="text">
      <style:text-properties style:font-name-complex="Arial"/>
    </style:style>
    <style:style style:name="T456" style:parent-style-name="Absatz-Standardschriftart" style:family="text">
      <style:text-properties style:font-name-complex="Arial" fo:letter-spacing="-0.0006in"/>
    </style:style>
    <style:style style:name="T457" style:parent-style-name="Absatz-Standardschriftart" style:family="text">
      <style:text-properties style:font-name-complex="Arial"/>
    </style:style>
    <style:style style:name="T458" style:parent-style-name="Absatz-Standardschriftart" style:family="text">
      <style:text-properties style:font-name-complex="Arial" fo:letter-spacing="-0.0006in"/>
    </style:style>
    <style:style style:name="T459" style:parent-style-name="Absatz-Standardschriftart" style:family="text">
      <style:text-properties style:font-name-complex="Arial"/>
    </style:style>
    <style:style style:name="T460" style:parent-style-name="Absatz-Standardschriftart" style:family="text">
      <style:text-properties style:font-name-complex="Arial" fo:letter-spacing="-0.0013in"/>
    </style:style>
    <style:style style:name="T461" style:parent-style-name="Absatz-Standardschriftart" style:family="text">
      <style:text-properties style:font-name-complex="Arial"/>
    </style:style>
    <style:style style:name="T462" style:parent-style-name="Absatz-Standardschriftart" style:family="text">
      <style:text-properties style:font-name-complex="Arial" fo:letter-spacing="-0.0006in"/>
    </style:style>
    <style:style style:name="T463" style:parent-style-name="Absatz-Standardschriftart" style:family="text">
      <style:text-properties style:font-name-complex="Arial" fo:letter-spacing="-0.0013in"/>
    </style:style>
    <style:style style:name="T464" style:parent-style-name="Absatz-Standardschriftart" style:family="text">
      <style:text-properties style:font-name-complex="Arial" fo:letter-spacing="-0.0006in"/>
    </style:style>
    <style:style style:name="T465" style:parent-style-name="Absatz-Standardschriftart" style:family="text">
      <style:text-properties style:font-name-complex="Arial" fo:letter-spacing="-0.0013in"/>
    </style:style>
    <style:style style:name="T466" style:parent-style-name="Absatz-Standardschriftart" style:family="text">
      <style:text-properties style:font-name-complex="Arial"/>
    </style:style>
    <style:style style:name="P467" style:parent-style-name="Textkörper" style:family="paragraph">
      <style:paragraph-properties fo:margin-top="0.0013in" fo:line-height="0.1437in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letter-spacing="0.0006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13in"/>
    </style:style>
    <style:style style:name="T473" style:parent-style-name="Absatz-Standardschriftart" style:family="text">
      <style:text-properties fo:letter-spacing="-0.0006in"/>
    </style:style>
    <style:style style:name="T474" style:parent-style-name="Absatz-Standardschriftart" style:family="text">
      <style:text-properties fo:letter-spacing="-0.0013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-0.0006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-0.002in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fo:letter-spacing="-0.0006in"/>
    </style:style>
    <style:style style:name="P481" style:parent-style-name="Textkörper" style:family="paragraph">
      <style:paragraph-properties fo:margin-right="0.1812in"/>
    </style:style>
    <style:style style:name="T482" style:parent-style-name="Absatz-Standardschriftart" style:family="text">
      <style:text-properties fo:letter-spacing="-0.0006in"/>
    </style:style>
    <style:style style:name="T483" style:parent-style-name="Absatz-Standardschriftart" style:family="text">
      <style:text-properties fo:letter-spacing="-0.0006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13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2in"/>
    </style:style>
    <style:style style:name="T488" style:parent-style-name="Absatz-Standardschriftart" style:family="text">
      <style:text-properties fo:letter-spacing="-0.0013in"/>
    </style:style>
    <style:style style:name="T489" style:parent-style-name="Absatz-Standardschriftart" style:family="text">
      <style:text-properties fo:letter-spacing="-0.002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-0.0013in"/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2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0.0006in"/>
    </style:style>
    <style:style style:name="T496" style:parent-style-name="Absatz-Standardschriftart" style:family="text">
      <style:text-properties fo:letter-spacing="-0.002in"/>
    </style:style>
    <style:style style:name="T497" style:parent-style-name="Absatz-Standardschriftart" style:family="text">
      <style:text-properties fo:letter-spacing="-0.0013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-0.002in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style:font-name="Times New Roman" fo:letter-spacing="0.0395in" style:text-scale="99%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13in"/>
    </style:style>
    <style:style style:name="T506" style:parent-style-name="Absatz-Standardschriftart" style:family="text">
      <style:text-properties fo:letter-spacing="-0.0006in"/>
    </style:style>
    <style:style style:name="T507" style:parent-style-name="Absatz-Standardschriftart" style:family="text">
      <style:text-properties fo:letter-spacing="-0.0013in"/>
    </style:style>
    <style:style style:name="T508" style:parent-style-name="Absatz-Standardschriftart" style:family="text">
      <style:text-properties fo:letter-spacing="-0.0006in"/>
    </style:style>
    <style:style style:name="T509" style:parent-style-name="Absatz-Standardschriftart" style:family="text">
      <style:text-properties fo:letter-spacing="-0.002in"/>
    </style:style>
    <style:style style:name="T510" style:parent-style-name="Absatz-Standardschriftart" style:family="text">
      <style:text-properties fo:letter-spacing="-0.0006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2in"/>
    </style:style>
    <style:style style:name="T513" style:parent-style-name="Absatz-Standardschriftart" style:family="text">
      <style:text-properties fo:letter-spacing="-0.0013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style:font-name="Times New Roman" fo:letter-spacing="0.0715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13in"/>
    </style:style>
    <style:style style:name="T519" style:parent-style-name="Absatz-Standardschriftart" style:family="text">
      <style:text-properties fo:letter-spacing="-0.0013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2in"/>
    </style:style>
    <style:style style:name="T522" style:parent-style-name="Absatz-Standardschriftart" style:family="text">
      <style:text-properties fo:letter-spacing="-0.0006in"/>
    </style:style>
    <style:style style:name="P523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53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3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32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533" style:parent-style-name="Überschrift1" style:family="paragraph">
      <style:paragraph-properties fo:margin-top="0.0513in"/>
    </style:style>
    <style:style style:name="T534" style:parent-style-name="Absatz-Standardschriftart" style:family="text">
      <style:text-properties fo:color="#009DE0" fo:letter-spacing="-0.0013in"/>
    </style:style>
    <style:style style:name="P535" style:parent-style-name="Textkörper" style:family="paragraph">
      <style:paragraph-properties fo:margin-top="0.1083in" fo:margin-right="0.2465in">
        <style:tab-stops>
          <style:tab-stop style:type="left" style:position="0.0006in"/>
        </style:tab-stops>
      </style:paragraph-properties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-0.0041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06in"/>
    </style:style>
    <style:style style:name="T540" style:parent-style-name="Absatz-Standardschriftart" style:family="text">
      <style:text-properties fo:letter-spacing="-0.002in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-0.0013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-0.002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style:font-name="Times New Roman" fo:letter-spacing="0.0673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-0.0013in"/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fo:letter-spacing="-0.0013in"/>
    </style:style>
    <style:style style:name="T551" style:parent-style-name="Absatz-Standardschriftart" style:family="text">
      <style:text-properties fo:letter-spacing="0.0006in"/>
    </style:style>
    <style:style style:name="T552" style:parent-style-name="Absatz-Standardschriftart" style:family="text">
      <style:text-properties fo:letter-spacing="-0.0006in"/>
    </style:style>
    <style:style style:name="P553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554" style:parent-style-name="Absatz-Standardschriftart" style:family="text">
      <style:text-properties style:font-name-complex="Arial" fo:letter-spacing="-0.0006in"/>
    </style:style>
    <style:style style:name="T555" style:parent-style-name="Absatz-Standardschriftart" style:family="text">
      <style:text-properties style:font-name-complex="Arial"/>
    </style:style>
    <style:style style:name="T556" style:parent-style-name="Absatz-Standardschriftart" style:family="text">
      <style:text-properties style:font-name-complex="Arial" fo:letter-spacing="-0.0006in"/>
    </style:style>
    <style:style style:name="T557" style:parent-style-name="Absatz-Standardschriftart" style:family="text">
      <style:text-properties style:font-name-complex="Arial"/>
    </style:style>
    <style:style style:name="T558" style:parent-style-name="Absatz-Standardschriftart" style:family="text">
      <style:text-properties style:font-name-complex="Arial" fo:letter-spacing="-0.0006in"/>
    </style:style>
    <style:style style:name="T559" style:parent-style-name="Absatz-Standardschriftart" style:family="text">
      <style:text-properties style:font-name-complex="Arial" fo:letter-spacing="0.002in"/>
    </style:style>
    <style:style style:name="T560" style:parent-style-name="Absatz-Standardschriftart" style:family="text">
      <style:text-properties style:font-name-complex="Arial"/>
    </style:style>
    <style:style style:name="T561" style:parent-style-name="Absatz-Standardschriftart" style:family="text">
      <style:text-properties style:font-name-complex="Arial" fo:letter-spacing="-0.0013in"/>
    </style:style>
    <style:style style:name="T562" style:parent-style-name="Absatz-Standardschriftart" style:family="text">
      <style:text-properties style:font-name-complex="Arial"/>
    </style:style>
    <style:style style:name="T563" style:parent-style-name="Absatz-Standardschriftart" style:family="text">
      <style:text-properties style:font-name-complex="Arial" fo:letter-spacing="-0.0048in"/>
    </style:style>
    <style:style style:name="T564" style:parent-style-name="Absatz-Standardschriftart" style:family="text">
      <style:text-properties style:font-name-complex="Arial" fo:letter-spacing="0.0006in"/>
    </style:style>
    <style:style style:name="T565" style:parent-style-name="Absatz-Standardschriftart" style:family="text">
      <style:text-properties style:font-name-complex="Arial"/>
    </style:style>
    <style:style style:name="T566" style:parent-style-name="Absatz-Standardschriftart" style:family="text">
      <style:text-properties style:font-name-complex="Arial" fo:letter-spacing="-0.0006in"/>
    </style:style>
    <style:style style:name="T567" style:parent-style-name="Absatz-Standardschriftart" style:family="text">
      <style:text-properties style:font-name-complex="Arial" fo:letter-spacing="-0.0013in"/>
    </style:style>
    <style:style style:name="T568" style:parent-style-name="Absatz-Standardschriftart" style:family="text">
      <style:text-properties style:font-name-complex="Arial" fo:letter-spacing="-0.0006in"/>
    </style:style>
    <style:style style:name="P569" style:parent-style-name="Textkörper" style:family="paragraph">
      <style:paragraph-properties fo:margin-right="0.7694in">
        <style:tab-stops>
          <style:tab-stop style:type="left" style:position="0.0006in"/>
        </style:tab-stops>
      </style:paragraph-properties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-0.0013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13in"/>
    </style:style>
    <style:style style:name="T574" style:parent-style-name="Absatz-Standardschriftart" style:family="text">
      <style:text-properties fo:letter-spacing="-0.0013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13in"/>
    </style:style>
    <style:style style:name="T578" style:parent-style-name="Absatz-Standardschriftart" style:family="text">
      <style:text-properties fo:letter-spacing="-0.0013in"/>
    </style:style>
    <style:style style:name="T579" style:parent-style-name="Absatz-Standardschriftart" style:family="text">
      <style:text-properties fo:letter-spacing="-0.002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style:font-name="Times New Roman" fo:letter-spacing="0.0506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-0.002in"/>
    </style:style>
    <style:style style:name="T586" style:parent-style-name="Absatz-Standardschriftart" style:family="text">
      <style:text-properties fo:letter-spacing="-0.0006in"/>
    </style:style>
    <style:style style:name="P587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588" style:parent-style-name="Absatz-Standardschriftart" style:family="text">
      <style:text-properties fo:letter-spacing="0.0006in"/>
    </style:style>
    <style:style style:name="T589" style:parent-style-name="Absatz-Standardschriftart" style:family="text">
      <style:text-properties fo:letter-spacing="-0.0027in"/>
    </style:style>
    <style:style style:name="T590" style:parent-style-name="Absatz-Standardschriftart" style:family="text">
      <style:text-properties fo:letter-spacing="-0.0006in"/>
    </style:style>
    <style:style style:name="T591" style:parent-style-name="Absatz-Standardschriftart" style:family="text">
      <style:text-properties fo:letter-spacing="-0.002in"/>
    </style:style>
    <style:style style:name="T592" style:parent-style-name="Absatz-Standardschriftart" style:family="text">
      <style:text-properties fo:letter-spacing="-0.002in"/>
    </style:style>
    <style:style style:name="T593" style:parent-style-name="Absatz-Standardschriftart" style:family="text">
      <style:text-properties fo:letter-spacing="-0.0006in"/>
    </style:style>
    <style:style style:name="T594" style:parent-style-name="Absatz-Standardschriftart" style:family="text">
      <style:text-properties fo:letter-spacing="-0.002in"/>
    </style:style>
    <style:style style:name="T595" style:parent-style-name="Absatz-Standardschriftart" style:family="text">
      <style:text-properties fo:letter-spacing="-0.0006in"/>
    </style:style>
    <style:style style:name="T596" style:parent-style-name="Absatz-Standardschriftart" style:family="text">
      <style:text-properties fo:letter-spacing="-0.0006in"/>
    </style:style>
    <style:style style:name="T597" style:parent-style-name="Absatz-Standardschriftart" style:family="text">
      <style:text-properties fo:letter-spacing="-0.0013in"/>
    </style:style>
    <style:style style:name="T598" style:parent-style-name="Absatz-Standardschriftart" style:family="text">
      <style:text-properties fo:letter-spacing="-0.0006in"/>
    </style:style>
    <style:style style:name="T599" style:parent-style-name="Absatz-Standardschriftart" style:family="text">
      <style:text-properties fo:letter-spacing="-0.0006in"/>
    </style:style>
    <style:style style:name="T600" style:parent-style-name="Absatz-Standardschriftart" style:family="text">
      <style:text-properties fo:letter-spacing="-0.0013in"/>
    </style:style>
    <style:style style:name="P601" style:parent-style-name="Standard" style:family="paragraph">
      <style:paragraph-properties fo:margin-top="0.0041in"/>
      <style:text-properties style:font-name="Arial" style:font-name-asian="Arial" style:font-name-complex="Arial" fo:font-size="5.5pt" style:font-size-asian="5.5pt" style:font-size-complex="5.5pt"/>
    </style:style>
    <style:style style:name="P602" style:parent-style-name="Standard" style:family="paragraph">
      <style:paragraph-properties style:line-height-at-least="0.0138in" fo:margin-left="0.9083in">
        <style:tab-stops/>
      </style:paragraph-properties>
    </style:style>
    <style:style style:name="T603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604" style:parent-style-name="Textkörper" style:family="paragraph">
      <style:paragraph-properties fo:margin-top="0.0243in" fo:line-height="0.1458in"/>
    </style:style>
    <style:style style:name="T605" style:parent-style-name="Absatz-Standardschriftart" style:family="text">
      <style:text-properties fo:color="#3C6EA7" style:text-position="50% 100%" fo:font-size="6pt" style:font-size-asian="6pt" style:font-size-complex="6pt"/>
    </style:style>
    <style:style style:name="T606" style:parent-style-name="Absatz-Standardschriftart" style:family="text">
      <style:text-properties fo:color="#3C6EA7" fo:letter-spacing="0.0111in" style:text-position="50% 100%" fo:font-size="6pt" style:font-size-asian="6pt" style:font-size-complex="6pt"/>
    </style:style>
    <style:style style:name="T607" style:parent-style-name="Absatz-Standardschriftart" style:family="text">
      <style:text-properties style:font-name-complex="Arial" fo:letter-spacing="-0.0006in"/>
    </style:style>
    <style:style style:name="T608" style:parent-style-name="Absatz-Standardschriftart" style:family="text">
      <style:text-properties style:font-name-complex="Arial" fo:letter-spacing="-0.0013in"/>
    </style:style>
    <style:style style:name="T609" style:parent-style-name="Absatz-Standardschriftart" style:family="text">
      <style:text-properties style:font-name-complex="Arial" fo:letter-spacing="-0.0006in"/>
    </style:style>
    <style:style style:name="T610" style:parent-style-name="Absatz-Standardschriftart" style:family="text">
      <style:text-properties style:font-name-complex="Arial"/>
    </style:style>
    <style:style style:name="T611" style:parent-style-name="Absatz-Standardschriftart" style:family="text">
      <style:text-properties style:font-name-complex="Arial" fo:letter-spacing="-0.0006in"/>
    </style:style>
    <style:style style:name="T612" style:parent-style-name="Absatz-Standardschriftart" style:family="text">
      <style:text-properties style:font-name-complex="Arial" fo:letter-spacing="-0.0013in"/>
    </style:style>
    <style:style style:name="T613" style:parent-style-name="Absatz-Standardschriftart" style:family="text">
      <style:text-properties style:font-name-complex="Arial" fo:letter-spacing="-0.0006in"/>
    </style:style>
    <style:style style:name="T614" style:parent-style-name="Absatz-Standardschriftart" style:family="text">
      <style:text-properties style:font-name-complex="Arial" fo:letter-spacing="0.0006in"/>
    </style:style>
    <style:style style:name="T615" style:parent-style-name="Absatz-Standardschriftart" style:family="text">
      <style:text-properties style:font-name-complex="Arial" fo:letter-spacing="-0.0006in"/>
    </style:style>
    <style:style style:name="T616" style:parent-style-name="Absatz-Standardschriftart" style:family="text">
      <style:text-properties style:font-name-complex="Arial" fo:letter-spacing="-0.0013in"/>
    </style:style>
    <style:style style:name="T617" style:parent-style-name="Absatz-Standardschriftart" style:family="text">
      <style:text-properties style:font-name-complex="Arial" fo:letter-spacing="-0.0006in"/>
    </style:style>
    <style:style style:name="T618" style:parent-style-name="Absatz-Standardschriftart" style:family="text">
      <style:text-properties style:font-name-complex="Arial"/>
    </style:style>
    <style:style style:name="T619" style:parent-style-name="Absatz-Standardschriftart" style:family="text">
      <style:text-properties style:font-name-complex="Arial" fo:letter-spacing="-0.0013in"/>
    </style:style>
    <style:style style:name="T620" style:parent-style-name="Absatz-Standardschriftart" style:family="text">
      <style:text-properties style:font-name-complex="Arial" fo:letter-spacing="-0.0006in"/>
    </style:style>
    <style:style style:name="T621" style:parent-style-name="Absatz-Standardschriftart" style:family="text">
      <style:text-properties style:font-name-complex="Arial"/>
    </style:style>
    <style:style style:name="T622" style:parent-style-name="Absatz-Standardschriftart" style:family="text">
      <style:text-properties style:font-name-complex="Arial" fo:letter-spacing="-0.0006in"/>
    </style:style>
    <style:style style:name="T623" style:parent-style-name="Absatz-Standardschriftart" style:family="text">
      <style:text-properties style:font-name-complex="Arial"/>
    </style:style>
    <style:style style:name="T624" style:parent-style-name="Absatz-Standardschriftart" style:family="text">
      <style:text-properties style:font-name-complex="Arial" fo:letter-spacing="-0.0006in"/>
    </style:style>
    <style:style style:name="T625" style:parent-style-name="Absatz-Standardschriftart" style:family="text">
      <style:text-properties style:font-name-complex="Arial"/>
    </style:style>
    <style:style style:name="T626" style:parent-style-name="Absatz-Standardschriftart" style:family="text">
      <style:text-properties style:font-name-complex="Arial" fo:letter-spacing="-0.0006in"/>
    </style:style>
    <style:style style:name="T627" style:parent-style-name="Absatz-Standardschriftart" style:family="text">
      <style:text-properties style:font-name-complex="Arial"/>
    </style:style>
    <style:style style:name="T628" style:parent-style-name="Absatz-Standardschriftart" style:family="text">
      <style:text-properties style:font-name-complex="Arial" fo:letter-spacing="-0.0013in"/>
    </style:style>
    <style:style style:name="T629" style:parent-style-name="Absatz-Standardschriftart" style:family="text">
      <style:text-properties style:font-name-complex="Arial" fo:letter-spacing="0.0006in"/>
    </style:style>
    <style:style style:name="T630" style:parent-style-name="Absatz-Standardschriftart" style:family="text">
      <style:text-properties fo:letter-spacing="0.0006in"/>
    </style:style>
    <style:style style:name="P631" style:parent-style-name="Textkörper" style:family="paragraph">
      <style:paragraph-properties fo:line-height="0.1437in"/>
    </style:style>
    <style:style style:name="T632" style:parent-style-name="Absatz-Standardschriftart" style:family="text">
      <style:text-properties style:font-name-complex="Arial" fo:letter-spacing="-0.0006in"/>
    </style:style>
    <style:style style:name="T633" style:parent-style-name="Absatz-Standardschriftart" style:family="text">
      <style:text-properties style:font-name-complex="Arial"/>
    </style:style>
    <style:style style:name="T634" style:parent-style-name="Absatz-Standardschriftart" style:family="text">
      <style:text-properties style:font-name-complex="Arial" fo:letter-spacing="-0.0006in"/>
    </style:style>
    <style:style style:name="T635" style:parent-style-name="Absatz-Standardschriftart" style:family="text">
      <style:text-properties style:font-name-complex="Arial"/>
    </style:style>
    <style:style style:name="T636" style:parent-style-name="Absatz-Standardschriftart" style:family="text">
      <style:text-properties style:font-name-complex="Arial" fo:letter-spacing="-0.0013in"/>
    </style:style>
    <style:style style:name="T637" style:parent-style-name="Absatz-Standardschriftart" style:family="text">
      <style:text-properties style:font-name-complex="Arial" fo:letter-spacing="-0.0006in"/>
    </style:style>
    <style:style style:name="T638" style:parent-style-name="Absatz-Standardschriftart" style:family="text">
      <style:text-properties style:font-name-complex="Arial"/>
    </style:style>
    <style:style style:name="T639" style:parent-style-name="Absatz-Standardschriftart" style:family="text">
      <style:text-properties style:font-name-complex="Arial" fo:letter-spacing="-0.0013in"/>
    </style:style>
    <style:style style:name="T640" style:parent-style-name="Absatz-Standardschriftart" style:family="text">
      <style:text-properties style:font-name-complex="Arial"/>
    </style:style>
    <style:style style:name="T641" style:parent-style-name="Absatz-Standardschriftart" style:family="text">
      <style:text-properties style:font-name-complex="Arial" fo:letter-spacing="-0.0006in"/>
    </style:style>
    <style:style style:name="P642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643" style:parent-style-name="Absatz-Standardschriftart" style:family="text">
      <style:text-properties fo:color="#009DE0" fo:letter-spacing="-0.0013in"/>
    </style:style>
    <style:style style:name="P644" style:parent-style-name="Textkörper" style:family="paragraph">
      <style:paragraph-properties fo:margin-top="0.1083in"/>
    </style:style>
    <style:style style:name="T645" style:parent-style-name="Absatz-Standardschriftart" style:family="text">
      <style:text-properties fo:letter-spacing="-0.0006in"/>
    </style:style>
    <style:style style:name="T646" style:parent-style-name="Absatz-Standardschriftart" style:family="text">
      <style:text-properties fo:letter-spacing="-0.0013in"/>
    </style:style>
    <style:style style:name="T647" style:parent-style-name="Absatz-Standardschriftart" style:family="text">
      <style:text-properties fo:letter-spacing="-0.0013in"/>
    </style:style>
    <style:style style:name="T648" style:parent-style-name="Absatz-Standardschriftart" style:family="text">
      <style:text-properties fo:letter-spacing="-0.0006in"/>
    </style:style>
    <style:style style:name="T649" style:parent-style-name="Absatz-Standardschriftart" style:family="text">
      <style:text-properties fo:letter-spacing="0.0006in"/>
    </style:style>
    <style:style style:name="T650" style:parent-style-name="Absatz-Standardschriftart" style:family="text">
      <style:text-properties fo:letter-spacing="-0.0006in"/>
    </style:style>
    <style:style style:family="graphic" style:name="a6">
      <style:graphic-properties style:writing-mode="lr-tb" draw:fill="none" draw:stroke="solid" svg:stroke-width="0.0111in" svg:stroke-color="#7f7f7f" svg:stroke-opacity="100%" draw:stroke-linejoin="round"/>
      <style:paragraph-properties/>
    </style:style>
    <style:style style:family="graphic" style:name="a7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9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Desinfecteren</text:span><text:span text:style-name="T18"><text:s/></text:span><text:span text:style-name="T19">bij</text:span><text:span text:style-name="T20"><text:s/></text:span><text:span text:style-name="T21">injecties</text:span></text:p></draw:text-box><svg:title/><svg:desc/></draw:frame></text:span></text:p>
      <text:p text:style-name="P22"/>
      <text:p text:style-name="P23"/>
      <text:p text:style-name="P24"><text:bookmark-start text:name="Desinfecteren_huid"/><text:bookmark-end text:name="Desinfecteren_huid"/><text:span text:style-name="T25">Desinfecteren</text:span><text:span text:style-name="T26"><text:s/></text:span><text:span text:style-name="T27">huid</text:span></text:p>
      <text:p text:style-name="P28"/>
      <text:h text:style-name="Überschrift1" text:outline-level="1"><text:bookmark-start text:name="Wanneer_desinfecteren"/><text:bookmark-end text:name="Wanneer_desinfecteren"/><text:span text:style-name="T29">Wanneer</text:span><text:span text:style-name="T30"><text:s/></text:span><text:span text:style-name="T31">desinfecteren</text:span></text:h>
      <text:p text:style-name="P32">Bij<text:span text:style-name="T33"><text:s/>mensen</text:span><text:span text:style-name="T34"><text:s/></text:span>met<text:span text:style-name="T35"><text:s/></text:span>een<text:span text:style-name="T36"><text:s/></text:span><text:span text:style-name="T37">normale</text:span><text:span text:style-name="T38"><text:s/></text:span><text:span text:style-name="T39">weerstand tegen</text:span><text:span text:style-name="T40"><text:s/></text:span><text:span text:style-name="T41">infecties</text:span><text:span text:style-name="T42"><text:s/></text:span><text:span text:style-name="T43">kan</text:span><text:span text:style-name="T44"><text:s/></text:span><text:span text:style-name="T45">huiddesinfectie achterwege blijven</text:span><text:s/>bij<text:span text:style-name="T46"><text:s/></text:span><text:span text:style-name="T47">intramusculaire,</text:span><text:span text:style-name="T48"><text:s/></text:span><text:span text:style-name="T49">intraveneuze<text:s/></text:span>en<text:span text:style-name="T50"><text:s/></text:span><text:span text:style-name="T51">subcutane</text:span><text:span text:style-name="T52"><text:s/></text:span><text:span text:style-name="T53">injecties<text:s/></text:span>en<text:span text:style-name="T54"><text:s/>ook</text:span><text:span text:style-name="T55"><text:s/></text:span><text:span text:style-name="T56">bij</text:span><text:span text:style-name="T57"><text:s/></text:span><text:span text:style-name="T58">vaccinaties.</text:span></text:p>
      <text:p text:style-name="P59"><text:span text:style-name="T60">Dit geldt</text:span><text:s/><text:span text:style-name="T61">eveneens</text:span><text:s/><text:span text:style-name="T62">voor</text:span><text:s/><text:span text:style-name="T63">bloedafname via</text:span><text:s/><text:span text:style-name="T64">venapuncties.</text:span></text:p>
      <text:p text:style-name="P65"/>
      <text:p text:style-name="P66">Als<text:s/><text:span text:style-name="T67">een</text:span><text:s/><text:span text:style-name="T68">vene wordt</text:span><text:span text:style-name="T69"><text:s/></text:span><text:span text:style-name="T70">aangeprikt</text:span><text:span text:style-name="T71"><text:s/></text:span>om<text:span text:style-name="T72"><text:s/></text:span><text:span text:style-name="T73">een infuus</text:span><text:span text:style-name="T74"><text:s/></text:span><text:span text:style-name="T75">in<text:s/></text:span>te<text:span text:style-name="T76"><text:s/></text:span><text:span text:style-name="T77">brengen</text:span><text:span text:style-name="T78"><text:s/></text:span><text:span text:style-name="T79">dient</text:span><text:span text:style-name="T80"><text:s/></text:span>de<text:s/><text:span text:style-name="T81">huid wel</text:span><text:s/>te<text:span text:style-name="T82"><text:s/></text:span><text:span text:style-name="T83">worden</text:span><text:s/><text:span text:style-name="T84">gedesinfecteerd.<text:s/></text:span>Een<text:span text:style-name="T85"><text:s/></text:span><text:span text:style-name="T86">infuusnaald</text:span><text:span text:style-name="T87"><text:s/></text:span>is<text:span text:style-name="T88"><text:s/>lichaamsvreemd materiaal</text:span><text:s/><text:span text:style-name="T89">en doorbreekt</text:span><text:span text:style-name="T90"><text:s/></text:span>de<text:span text:style-name="T91"><text:s/>huidbarrière.</text:span></text:p>
      <text:p text:style-name="P92"/>
      <text:p text:style-name="P93"><text:span text:style-name="T94">Ook</text:span><text:s/><text:span text:style-name="T95">bij</text:span><text:s/><text:span text:style-name="T96">afname</text:span><text:s/><text:span text:style-name="T97">van<text:s/></text:span><text:span text:style-name="T98">bloed</text:span><text:span text:style-name="T99"><text:s/></text:span><text:span text:style-name="T100">bestemd voor</text:span><text:span text:style-name="T101"><text:s/></text:span>een<text:span text:style-name="T102"><text:s/></text:span><text:span text:style-name="T103">bloedkweek</text:span><text:span text:style-name="T104"><text:s/></text:span><text:span text:style-name="T105">dient<text:s/></text:span>de<text:span text:style-name="T106"><text:s/></text:span><text:span text:style-name="T107">huid gedesinfecteerd</text:span><text:s/><text:span text:style-name="T108">te</text:span><text:span text:style-name="T109"><text:s/></text:span><text:span text:style-name="T110">worden</text:span><text:s/>om<text:span text:style-name="T111"><text:s/></text:span><text:span text:style-name="T112">contaminatie van het</text:span><text:s/><text:span text:style-name="T113">bloed</text:span><text:span text:style-name="T114"><text:s/></text:span><text:span text:style-name="T115">met</text:span><text:s/>de<text:span text:style-name="T116"><text:s/>huidflora</text:span><text:span text:style-name="T117"><text:s/></text:span>te<text:span text:style-name="T118"><text:s/>vermijden.</text:span></text:p>
      <text:p text:style-name="P119"/>
      <text:p text:style-name="P120"><text:span text:style-name="T121">De</text:span><text:span text:style-name="T122"><text:s/></text:span>Werkgroep<text:span text:style-name="T123"><text:s/></text:span><text:span text:style-name="T124">InfectiePreventie<text:s/></text:span>(WIP)<text:span text:style-name="T125"><text:s/>acht</text:span><text:span text:style-name="T126"><text:s/></text:span>bij<text:span text:style-name="T127"><text:s/></text:span><text:span text:style-name="T128">cliënten</text:span><text:span text:style-name="T129"><text:s/></text:span>met<text:span text:style-name="T130"><text:s/></text:span><text:span text:style-name="T131">een verminderde weerstand tegen infecties, met</text:span><text:span text:style-name="T132"><text:s/></text:span>name<text:span text:style-name="T133"><text:s/></text:span>bij<text:span text:style-name="T134"><text:s/></text:span><text:span text:style-name="T135">patiënten</text:span><text:span text:style-name="T136"><text:s/></text:span>met<text:span text:style-name="T137"><text:s/></text:span><text:span text:style-name="T138">granulocytopenie (granulopathie),</text:span><text:s/><text:span text:style-name="T139">desinfectie van</text:span><text:span text:style-name="T140"><text:s/></text:span>de<text:span text:style-name="T141"><text:s/>huid wel</text:span><text:s/><text:span text:style-name="T142">van belang.</text:span></text:p>
      <text:p text:style-name="P143"/>
      <text:p text:style-name="P144"/>
      <text:h text:style-name="Überschrift1" text:outline-level="1"><text:bookmark-start text:name="Desinfectiemiddelen"/><text:bookmark-end text:name="Desinfectiemiddelen"/><text:span text:style-name="T145">Desinfectiemiddelen</text:span></text:h>
      <text:p text:style-name="P146"><text:span text:style-name="T147">Wanneer desinfecteren</text:span><text:span text:style-name="T148"><text:s/></text:span><text:span text:style-name="T149">van<text:s/></text:span>de<text:span text:style-name="T150"><text:s/></text:span>huid<text:span text:style-name="T151"><text:s/></text:span>bij<text:span text:style-name="T152"><text:s/></text:span><text:span text:style-name="T153">injecties</text:span><text:s/><text:span text:style-name="T154">nodig</text:span><text:span text:style-name="T155"><text:s/></text:span>is<text:span text:style-name="T156"><text:s/></text:span><text:span text:style-name="T157">kan</text:span><text:span text:style-name="T158"><text:s/></text:span><text:span text:style-name="T159">gebruik</text:span><text:s/><text:span text:style-name="T160">gemaakt</text:span><text:span text:style-name="T161"><text:s/></text:span><text:span text:style-name="T162">worden van:</text:span></text:p>
      <text:list text:style-name="LFO1" text:continue-numbering="true">
        <text:list-item>
          <text:p text:style-name="P163"><text:span text:style-name="T164">alcohol</text:span><text:span text:style-name="T165"><text:s/></text:span><text:span text:style-name="T166">70%;</text:span></text:p>
        </text:list-item>
        <text:list-item>
          <text:p text:style-name="P167"><draw:custom-shape svg:x="5.52431in" svg:y="0.09583in" svg:width="0.09167in" svg:height="0.00139in" draw:z-index="0" draw:id="id3" draw:style-name="a3" draw:name="Freeform 8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68">chloorhexidine</text:span><text:span text:style-name="T169"><text:s/></text:span><text:span text:style-name="T170">0,5%</text:span><text:s/><text:span text:style-name="T171">opgelost</text:span><text:span text:style-name="T172"><text:s/></text:span><text:span text:style-name="T173">in</text:span><text:span text:style-name="T174"><text:s/></text:span><text:span text:style-name="T175">alcohol<text:s/></text:span><text:span text:style-name="T176">70%</text:span><text:s/><text:span text:style-name="T177">(chloorhexidine</text:span><text:span text:style-name="T178"><text:s/></text:span><text:span text:style-name="T179">alcohol</text:span><text:span text:style-name="T180"><text:s/></text:span>70%)<text:span text:style-name="T181">[1]</text:span>.</text:p>
        </text:list-item>
      </text:list>
      <text:p text:style-name="P182"/>
      <text:p text:style-name="P183"><text:span text:style-name="T184">De desinfectans</text:span><text:span text:style-name="T185"><text:s/></text:span><text:span text:style-name="T186">wordt aangebracht</text:span><text:span text:style-name="T187"><text:s/></text:span>op<text:s/><text:span text:style-name="T188">een gaasje.</text:span><text:s/><text:span text:style-name="T189">Het is</text:span><text:span text:style-name="T190"><text:s/></text:span><text:span text:style-name="T191">eveneens mogelijk</text:span><text:s/><text:span text:style-name="T192">om</text:span><text:span text:style-name="T193"><text:s/></text:span><text:span text:style-name="T194">gebruik</text:span><text:span text:style-name="T195"><text:s/></text:span><text:span text:style-name="T196">te</text:span><text:span text:style-name="T197"><text:s/></text:span><text:span text:style-name="T198">maken</text:span><text:s/><text:span text:style-name="T199">van</text:span><text:span text:style-name="T200"><text:s/></text:span><text:span text:style-name="T201">alcohol</text:span><text:span text:style-name="T202"><text:s/></text:span><text:span text:style-name="T203">swaps.</text:span></text:p>
      <text:p text:style-name="P204"/>
      <text:p text:style-name="P205"><text:span text:style-name="T206">Alcohol 70% heeft</text:span><text:span text:style-name="T207"><text:s/></text:span>een<text:span text:style-name="T208"><text:s/></text:span><text:span text:style-name="T209">totaal</text:span><text:span text:style-name="T210"><text:s/></text:span><text:span text:style-name="T211">spectrum<text:s/></text:span>en<text:span text:style-name="T212"><text:s/>werkt</text:span><text:s/><text:span text:style-name="T213">slechts</text:span><text:span text:style-name="T214"><text:s/></text:span><text:span text:style-name="T215">tijdelijk.</text:span><text:span text:style-name="T216"><text:s/></text:span><text:span text:style-name="T217">Omdat</text:span><text:span text:style-name="T218"><text:s/></text:span>bij<text:span text:style-name="T219"><text:s/></text:span>het<text:span text:style-name="T220"><text:s/></text:span><text:span text:style-name="T221">inbrengen</text:span><text:s/><text:span text:style-name="T222">van<text:s/></text:span>een<text:span text:style-name="T223"><text:s/></text:span><text:span text:style-name="T224">infuus</text:span><text:span text:style-name="T225"><text:s/></text:span>de<text:span text:style-name="T226"><text:s/></text:span><text:span text:style-name="T227">desinfectie</text:span><text:span text:style-name="T228"><text:s/></text:span><text:span text:style-name="T229">langer</text:span><text:span text:style-name="T230"><text:s/></text:span>moet<text:span text:style-name="T231"><text:s/></text:span><text:span text:style-name="T232">aanhouden, wordt gedesinfecteerd</text:span><text:span text:style-name="T233"><text:s/></text:span>met<text:s/><text:span text:style-name="T234">alcohol</text:span><text:span text:style-name="T235"><text:s/></text:span>70%<text:span text:style-name="T236"><text:s/></text:span><text:span text:style-name="T237">waarin</text:span><text:s/><text:span text:style-name="T238">opgelost</text:span><text:span text:style-name="T239"><text:s/></text:span><text:span text:style-name="T240">chloorhexidine</text:span><text:span text:style-name="T241"><text:s/></text:span>0,5%.</text:p>
      <text:p text:style-name="P242"/>
      <text:p text:style-name="P243"><text:span text:style-name="T244">Chloorhexidine zorgt</text:span><text:s/><text:span text:style-name="T245">voor</text:span><text:span text:style-name="T246"><text:s/></text:span>een<text:span text:style-name="T247"><text:s/></text:span><text:span text:style-name="T248">langere werking.</text:span></text:p>
      <text:p text:style-name="P249"><text:span text:style-name="T250">Onderzoek</text:span><text:span text:style-name="T251"><text:s/></text:span>heeft<text:span text:style-name="T252"><text:s/></text:span><text:span text:style-name="T253">aangetoond</text:span><text:span text:style-name="T254"><text:s/></text:span>dat<text:span text:style-name="T255"><text:s/></text:span>de<text:span text:style-name="T256"><text:s/></text:span><text:span text:style-name="T257">desinfectie</text:span><text:span text:style-name="T258"><text:s/></text:span>met<text:span text:style-name="T259"><text:s/></text:span><text:span text:style-name="T260">chloorhexidine alcohol</text:span><text:s/><text:span text:style-name="T261">0,5% indien afgedekt</text:span><text:s/><text:span text:style-name="T262">met een</text:span><text:span text:style-name="T263"><text:s/></text:span><text:span text:style-name="T264">wondfolie</text:span><text:span text:style-name="T265"><text:s/></text:span>7<text:span text:style-name="T266"><text:s/>dagen</text:span><text:span text:style-name="T267"><text:s/></text:span><text:span text:style-name="T268">aanhoudt.</text:span></text:p>
      <text:p text:style-name="P269"><text:span text:style-name="T270">Toevoeging van</text:span><text:span text:style-name="T271"><text:s/></text:span><text:span text:style-name="T272">jodium</text:span><text:span text:style-name="T273"><text:s/></text:span><text:span text:style-name="T274">geeft</text:span><text:span text:style-name="T275"><text:s/></text:span>ook<text:span text:style-name="T276"><text:s/></text:span>een<text:span text:style-name="T277"><text:s/></text:span><text:span text:style-name="T278">langere</text:span><text:s/><text:span text:style-name="T279">werking,</text:span><text:span text:style-name="T280"><text:s/></text:span><text:span text:style-name="T281">maar omdat</text:span><text:s/><text:span text:style-name="T282">jodium</text:span><text:s/><text:span text:style-name="T283">onwerkzaam</text:span><text:span text:style-name="T284"><text:s/></text:span><text:span text:style-name="T285">wordt</text:span><text:s/><text:span text:style-name="T286">door eiwitten</text:span><text:s/><text:span text:style-name="T287">uit</text:span><text:span text:style-name="T288"><text:s/></text:span><text:span text:style-name="T289">wondvocht, bloed</text:span><text:span text:style-name="T290"><text:s/></text:span>en<text:span text:style-name="T291"><text:s/>dergelijke</text:span><text:s/><text:span text:style-name="T292">verdient dit</text:span><text:s/><text:span text:style-name="T293">niet de</text:span><text:s/><text:span text:style-name="T294">voorkeur.</text:span></text:p>
      <text:p text:style-name="P295"/>
      <text:p text:style-name="P296"><text:span text:style-name="T297">Met</text:span><text:span text:style-name="T298"><text:s/></text:span>name<text:span text:style-name="T299"><text:s/>bij</text:span><text:s/><text:span text:style-name="T300">huiddesinfectans</text:span><text:span text:style-name="T301"><text:s/></text:span>is<text:span text:style-name="T302"><text:s/></text:span><text:span text:style-name="T303">het van</text:span><text:span text:style-name="T304"><text:s/></text:span>groot<text:span text:style-name="T305"><text:s/></text:span><text:span text:style-name="T306">belang</text:span><text:span text:style-name="T307"><text:s/></text:span>te<text:span text:style-name="T308"><text:s/>letten</text:span><text:s/>op<text:span text:style-name="T309"><text:s/></text:span>de<text:s/><text:span text:style-name="T310">op<text:s/></text:span>de<text:span text:style-name="T311"><text:s/></text:span><text:span text:style-name="T312">verpakking aangegeven</text:span><text:span text:style-name="T313"><text:s/></text:span><text:span text:style-name="T314">uiterste</text:span><text:span text:style-name="T315"><text:s/></text:span><text:span text:style-name="T316">gebruiksdatum</text:span><text:s/><text:span text:style-name="T317">en deze</text:span><text:span text:style-name="T318"><text:s/></text:span><text:span text:style-name="T319">niet<text:s/></text:span>te<text:span text:style-name="T320"><text:s/></text:span><text:span text:style-name="T321">overschrijden.</text:span></text:p>
      <text:p text:style-name="P322"/>
      <text:p text:style-name="P323">Bij<text:span text:style-name="T324"><text:s/>desinfectie</text:span><text:span text:style-name="T325"><text:s/></text:span>met<text:span text:style-name="T326"><text:s/></text:span><text:span text:style-name="T327">alcohol<text:s/></text:span><text:span text:style-name="T328">70%</text:span><text:s/>of<text:span text:style-name="T329"><text:s/></text:span><text:span text:style-name="T330">chloorhexidine</text:span><text:span text:style-name="T331"><text:s/></text:span><text:span text:style-name="T332">alcohol<text:s/></text:span><text:span text:style-name="T333">70%</text:span><text:s/><text:span text:style-name="T334">moet</text:span><text:s/>de<text:span text:style-name="T335"><text:s/></text:span><text:span text:style-name="T336">alcohol</text:span><text:span text:style-name="T337"><text:s/></text:span><text:span text:style-name="T338">minimaal</text:span><text:s/>1<text:span text:style-name="T339"><text:s/></text:span><text:span text:style-name="T340">minuut aan</text:span><text:s/><text:span text:style-name="T341">de</text:span><text:s/>lucht<text:span text:style-name="T342"><text:s/></text:span><text:span text:style-name="T343">drogen. Dit</text:span><text:span text:style-name="T344"><text:s/></text:span><text:span text:style-name="T345">geldt</text:span><text:s/><text:span text:style-name="T346">trouwens</text:span><text:s/><text:span text:style-name="T347">voor<text:s/></text:span>de<text:s/><text:span text:style-name="T348">meeste desinfectiemiddelen. Alleen</text:span><text:span text:style-name="T349"><text:s/></text:span><text:span text:style-name="T350">chloorhexidine<text:s/></text:span>1<text:span text:style-name="T351"><text:s/></text:span>%<text:span text:style-name="T352"><text:s/></text:span>in<text:span text:style-name="T353"><text:s/>water</text:span><text:s/><text:span text:style-name="T354">hoeft niet aan</text:span><text:span text:style-name="T355"><text:s/></text:span>de<text:span text:style-name="T356"><text:s/></text:span>lucht<text:span text:style-name="T357"><text:s/></text:span>te<text:span text:style-name="T358"><text:s/>drogen.</text:span></text:p>
      <text:p text:style-name="P359"/>
      <text:p text:style-name="P360"><text:span text:style-name="T361">Het drogen</text:span><text:s/><text:span text:style-name="T362">aan</text:span><text:s/><text:span text:style-name="T363">de</text:span><text:s/>lucht<text:span text:style-name="T364"><text:s/></text:span>is<text:span text:style-name="T365"><text:s/></text:span><text:span text:style-name="T366">van</text:span><text:span text:style-name="T367"><text:s/></text:span><text:span text:style-name="T368">belang:</text:span></text:p>
      <text:list text:style-name="LFO1" text:continue-numbering="true">
        <text:list-item>
          <text:p text:style-name="P369"><text:span text:style-name="T370">voor<text:s/></text:span>een<text:span text:style-name="T371"><text:s/></text:span><text:span text:style-name="T372">optimale</text:span><text:s/><text:span text:style-name="T373">desinfecterende werking</text:span><text:s/><text:span text:style-name="T374">van</text:span><text:span text:style-name="T375"><text:s/></text:span>de<text:s/><text:span text:style-name="T376">alcohol;</text:span></text:p>
        </text:list-item>
        <text:list-item>
          <text:p text:style-name="P377">om te<text:span text:style-name="T378"><text:s/></text:span><text:span text:style-name="T379">voorkomen</text:span><text:s/>dat<text:span text:style-name="T380"><text:s/></text:span><text:span text:style-name="T381">(levend)</text:span><text:s/>vaccin<text:span text:style-name="T382"><text:s/></text:span><text:span text:style-name="T383">onwerkzaam</text:span><text:span text:style-name="T384"><text:s/></text:span><text:span text:style-name="T385">wordt</text:span><text:s/><text:span text:style-name="T386">door<text:s/></text:span>de<text:s/><text:span text:style-name="T387">alcohol.</text:span></text:p>
        </text:list-item>
      </text:list>
      <text:p text:style-name="P388"/>
      <text:p text:style-name="P389"/>
      <text:h text:style-name="Überschrift1" text:outline-level="1"><text:bookmark-start text:name="Rubberen_dopjes_en_huidflora"/><text:bookmark-end text:name="Rubberen_dopjes_en_huidflora"/><text:span text:style-name="T390">Rubberen</text:span><text:span text:style-name="T391"><text:s/></text:span><text:span text:style-name="T392">dopjes</text:span><text:span text:style-name="T393"><text:s/>en</text:span><text:span text:style-name="T394"><text:s/></text:span><text:span text:style-name="T395">huidflora</text:span></text:h>
      <text:p text:style-name="P396"><text:span text:style-name="T397">De rubberen</text:span><text:s/><text:span text:style-name="T398">dopjes</text:span><text:span text:style-name="T399"><text:s/></text:span><text:span text:style-name="T400">van</text:span><text:span text:style-name="T401"><text:s/></text:span><text:span text:style-name="T402">flesjes</text:span><text:span text:style-name="T403"><text:s/></text:span>of<text:span text:style-name="T404"><text:s/></text:span><text:span text:style-name="T405">penvullingen</text:span><text:span text:style-name="T406"><text:s/></text:span>met<text:span text:style-name="T407"><text:s/></text:span><text:span text:style-name="T408">insuline</text:span><text:span text:style-name="T409"><text:s/></text:span><text:span text:style-name="T410">moeten ontsmet</text:span><text:s/><text:span text:style-name="T411">worden</text:span><text:span text:style-name="T412"><text:s/></text:span>met<text:span text:style-name="T413"><text:s/></text:span><text:span text:style-name="T414">alcohol</text:span><text:s/><text:span text:style-name="T415">als<text:s/></text:span>de<text:span text:style-name="T416"><text:s/></text:span><text:span text:style-name="T417">kans</text:span><text:span text:style-name="T418"><text:s/></text:span><text:span text:style-name="T419">bestaat dat</text:span><text:s/><text:span text:style-name="T420">ze met</text:span><text:s/><text:span text:style-name="T421">de</text:span><text:s/><text:span text:style-name="T422">vingers</text:span><text:span text:style-name="T423"><text:s/></text:span><text:span text:style-name="T424">aangeraakt</text:span><text:s/><text:span text:style-name="T425">zijn</text:span><text:span text:style-name="T426"><text:s/></text:span>of<text:span text:style-name="T427"><text:s/></text:span><text:span text:style-name="T428">kunnen</text:span><text:s/><text:span text:style-name="T429">worden.</text:span></text:p>
      <text:p text:style-name="P430"><text:span text:style-name="T431">Door aanrakin</text:span><text:span text:style-name="T432">g</text:span><text:span text:style-name="T433"><text:s/></text:span><text:span text:style-name="T434">wordt</text:span><text:span text:style-name="T435"><text:s/></text:span><text:span text:style-name="T436">het</text:span><text:span text:style-name="T437"><text:s/></text:span><text:span text:style-name="T438">dopje</text:span><text:span text:style-name="T439"><text:s/></text:span><text:span text:style-name="T440">“besmet”</text:span><text:span text:style-name="T441"><text:s/></text:span><text:span text:style-name="T442">met</text:span><text:span text:style-name="T443"><text:s/></text:span><text:span text:style-name="T444">huidflora</text:span><text:span text:style-name="T445"><text:s/></text:span><text:span text:style-name="T446">van</text:span><text:span text:style-name="T447"><text:s/></text:span><text:span text:style-name="T448">een</text:span><text:span text:style-name="T449"><text:s/></text:span><text:span text:style-name="T450">ander.</text:span><text:span text:style-name="T451"><text:s/></text:span><text:span text:style-name="T452">Anders</text:span><text:span text:style-name="T453"><text:s/></text:span><text:span text:style-name="T454">dan</text:span><text:span text:style-name="T455"><text:s/></text:span><text:span text:style-name="T456">bij</text:span><text:span text:style-name="T457"><text:s/></text:span><text:span text:style-name="T458">het</text:span><text:span text:style-name="T459"><text:s/></text:span><text:span text:style-name="T460">via</text:span><text:span text:style-name="T461"><text:s/>de<text:s/></text:span><text:span text:style-name="T462">huid</text:span><text:span text:style-name="T463"><text:s/></text:span><text:span text:style-name="T464">injecteren</text:span><text:span text:style-name="T465"><text:s/></text:span><text:span text:style-name="T466">is</text:span></text:p>
      <text:p text:style-name="P467">het<text:span text:style-name="T468"><text:s/>mogelijk</text:span><text:span text:style-name="T469"><text:s/></text:span><text:span text:style-name="T470">dat huidflora</text:span><text:s/><text:span text:style-name="T471">van</text:span><text:span text:style-name="T472"><text:s/></text:span>een<text:span text:style-name="T473"><text:s/>andere</text:span><text:span text:style-name="T474"><text:s/></text:span><text:span text:style-name="T475">mee ingespoten</text:span><text:s/><text:span text:style-name="T476">wordt.</text:span><text:s/><text:span text:style-name="T477">Dit</text:span><text:span text:style-name="T478"><text:s/></text:span><text:span text:style-name="T479">moet</text:span><text:s/><text:span text:style-name="T480">voorkomen worden.</text:span></text:p>
      <text:p text:style-name="P481"><text:span text:style-name="T482">Om</text:span><text:s/>dit<text:s/><text:span text:style-name="T483">te voorkomen</text:span><text:s/><text:span text:style-name="T484">wordt<text:s/></text:span>de<text:span text:style-name="T485"><text:s/></text:span>dop<text:s/><text:span text:style-name="T486">van</text:span><text:span text:style-name="T487"><text:s/></text:span>een<text:span text:style-name="T488"><text:s/></text:span>flesje<text:span text:style-name="T489"><text:s/></text:span><text:span text:style-name="T490">iedere</text:span><text:span text:style-name="T491"><text:s/></text:span><text:span text:style-name="T492">keer</text:span><text:s/>gedesinfecteerd<text:span text:style-name="T493"><text:s/></text:span><text:span text:style-name="T494">als</text:span><text:span text:style-name="T495"><text:s/></text:span>er<text:span text:style-name="T496"><text:s/></text:span>met<text:span text:style-name="T497"><text:s/></text:span><text:span text:style-name="T498">een</text:span><text:s/><text:span text:style-name="T499">naald</text:span><text:span text:style-name="T500"><text:s/></text:span>in<text:s/><text:span text:style-name="T501">geprikt</text:span><text:span text:style-name="T502"><text:s/></text:span><text:span text:style-name="T503">wordt. De</text:span><text:s/>dop<text:span text:style-name="T504"><text:s/>van</text:span><text:span text:style-name="T505"><text:s/></text:span><text:span text:style-name="T506">iedere<text:s/></text:span><text:span text:style-name="T507">nieuwe</text:span><text:s/><text:span text:style-name="T508">penvulling</text:span><text:span text:style-name="T509"><text:s/></text:span><text:span text:style-name="T510">wordt</text:span><text:s/><text:span text:style-name="T511">gedesinfecteerd alvorens deze</text:span><text:s/>in<text:span text:style-name="T512"><text:s/></text:span>de<text:span text:style-name="T513"><text:s/></text:span><text:span text:style-name="T514">pen geplaatst</text:span><text:s/><text:span text:style-name="T515">wordt. Bij</text:span><text:span text:style-name="T516"><text:s/></text:span><text:span text:style-name="T517">tussentijdse injecties</text:span><text:span text:style-name="T518"><text:s/></text:span>is<text:span text:style-name="T519"><text:s/></text:span>dit<text:s/><text:span text:style-name="T520">niet</text:span><text:span text:style-name="T521"><text:s/></text:span><text:span text:style-name="T522">nodig.</text:span></text:p>
      <text:p text:style-name="P523"/>
      <text:p text:style-name="P530"/>
      <text:p text:style-name="P531"/>
      <text:p text:style-name="P532"/>
      <text:h text:style-name="P533" text:outline-level="1"><text:bookmark-start text:name="Bronnen"/><text:bookmark-end text:name="Bronnen"/><text:span text:style-name="T534">Bronnen</text:span></text:h>
      <text:list text:style-name="LFO1" text:continue-numbering="true">
        <text:list-item>
          <text:p text:style-name="P535"><text:span text:style-name="T536">Documentatiecentrum Stichting</text:span><text:span text:style-name="T537"><text:s/></text:span>Werkgroep<text:span text:style-name="T538"><text:s/>Infectie,</text:span><text:s/><text:span text:style-name="T539">Laboratorium</text:span><text:span text:style-name="T540"><text:s/></text:span><text:span text:style-name="T541">Medische</text:span><text:span text:style-name="T542"><text:s/></text:span><text:span text:style-name="T543">Microbiologie,</text:span><text:span text:style-name="T544"><text:s/></text:span><text:span text:style-name="T545">Academisch</text:span><text:span text:style-name="T546"><text:s/></text:span><text:span text:style-name="T547">Ziekenhuis</text:span><text:span text:style-name="T548"><text:s/></text:span><text:span text:style-name="T549">Leiden,</text:span><text:span text:style-name="T550"><text:s/></text:span>071<text:span text:style-name="T551"><text:s/></text:span>-<text:span text:style-name="T552"><text:s/>5266756.</text:span></text:p>
        </text:list-item>
        <text:list-item>
          <text:p text:style-name="P553"><text:span text:style-name="T554">‘Poetsritueel</text:span><text:span text:style-name="T555"><text:s/></text:span><text:span text:style-name="T556">(THIP</text:span><text:span text:style-name="T557"><text:s/></text:span><text:span text:style-name="T558">1996</text:span><text:span text:style-name="T559"><text:s/></text:span><text:span text:style-name="T560">–</text:span><text:span text:style-name="T561"><text:s/></text:span><text:span text:style-name="T562">1)’,</text:span><text:span text:style-name="T563"><text:s/></text:span><text:span text:style-name="T564">WIP,</text:span><text:span text:style-name="T565"><text:s/></text:span><text:span text:style-name="T566">bijgewerkt</text:span><text:span text:style-name="T567"><text:s/></text:span><text:span text:style-name="T568">2010.</text:span></text:p>
        </text:list-item>
        <text:list-item>
          <text:p text:style-name="P569"><text:span text:style-name="T570">Chloorhexidine<text:s/></text:span>1%<text:span text:style-name="T571"><text:s/></text:span><text:span text:style-name="T572">wordt gebruikt</text:span><text:span text:style-name="T573"><text:s/></text:span>bij<text:span text:style-name="T574"><text:s/></text:span><text:span text:style-name="T575">katheters</text:span><text:s/><text:span text:style-name="T576">die</text:span><text:span text:style-name="T577"><text:s/></text:span>niet<text:span text:style-name="T578"><text:s/></text:span>met<text:span text:style-name="T579"><text:s/></text:span><text:span text:style-name="T580">alcohol</text:span><text:s/><text:span text:style-name="T581">behandeld kunnen</text:span><text:s/><text:span text:style-name="T582">worden</text:span><text:span text:style-name="T583"><text:s/></text:span><text:span text:style-name="T584">(bijvoorbeeld</text:span><text:span text:style-name="T585"><text:s/></text:span><text:span text:style-name="T586">siliconen katheters).</text:span></text:p>
        </text:list-item>
        <text:list-item>
          <text:p text:style-name="P587"><text:span text:style-name="T588">WIP</text:span><text:span text:style-name="T589"><text:s/></text:span><text:span text:style-name="T590">Ziekenhuizen. Desinfecteren van huid</text:span><text:span text:style-name="T591"><text:s/></text:span>en<text:span text:style-name="T592"><text:s/></text:span><text:span text:style-name="T593">slijmvliezen.</text:span><text:span text:style-name="T594"><text:s/></text:span><text:span text:style-name="T595">Maart<text:s/></text:span>2008.<text:span text:style-name="T596"><text:s/></text:span><text:span text:style-name="T597">Met</text:span><text:span text:style-name="T598"><text:s/></text:span><text:span text:style-name="T599">wijziging dec.</text:span><text:span text:style-name="T600"><text:s/></text:span>2011.</text:p>
        </text:list-item>
      </text:list>
      <text:p text:style-name="P601"/>
      <text:p text:style-name="P602"><text:span text:style-name="T603"><draw:custom-shape svg:x="0.00556in" svg:y="0.00556in" svg:width="6.3in" svg:height="0.00139in" draw:z-index="0" draw:id="id6" draw:style-name="a6" draw:name="Freeform 6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604"><draw:custom-shape svg:x="0.98333in" svg:y="0.11389in" svg:width="0.09375in" svg:height="0.00139in" draw:z-index="0" draw:id="id7" draw:style-name="a7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605">[1]</text:span><text:span text:style-name="T606"><text:s/></text:span><text:span text:style-name="T607">Indicatie</text:span><text:span text:style-name="T608"><text:s/></text:span><text:span text:style-name="T609">prijsverschil</text:span><text:span text:style-name="T610"><text:s/></text:span><text:span text:style-name="T611">(uitgezocht</text:span><text:span text:style-name="T612"><text:s/></text:span><text:span text:style-name="T613">augustus</text:span><text:span text:style-name="T614"><text:s/></text:span><text:span text:style-name="T615">2015):</text:span><text:span text:style-name="T616"><text:s/></text:span><text:span text:style-name="T617">Chloorhexidine 0,5%</text:span><text:span text:style-name="T618"><text:s/>in</text:span><text:span text:style-name="T619"><text:s/></text:span><text:span text:style-name="T620">alcohol</text:span><text:span text:style-name="T621"><text:s/></text:span><text:span text:style-name="T622">70%,</text:span><text:span text:style-name="T623"><text:s/></text:span><text:span text:style-name="T624">per</text:span><text:span text:style-name="T625"><text:s/></text:span><text:span text:style-name="T626">liter</text:span><text:span text:style-name="T627"><text:s/>€</text:span><text:span text:style-name="T628"><text:s/></text:span><text:span text:style-name="T629">13,1</text:span><text:span text:style-name="T630">2</text:span></text:p>
      <text:p text:style-name="P631"><text:span text:style-name="T632">Alcohol</text:span><text:span text:style-name="T633"><text:s/></text:span><text:span text:style-name="T634">70%</text:span><text:span text:style-name="T635"><text:s/>1</text:span><text:span text:style-name="T636"><text:s/></text:span><text:span text:style-name="T637">liter</text:span><text:span text:style-name="T638"><text:s/>=</text:span><text:span text:style-name="T639"><text:s/></text:span><text:span text:style-name="T640">€<text:s/></text:span><text:span text:style-name="T641">5,90.</text:span></text:p>
      <text:p text:style-name="P642"/>
      <text:h text:style-name="Überschrift1" text:outline-level="1"><text:bookmark-start text:name="Publicatiedatum"/><text:bookmark-end text:name="Publicatiedatum"/><text:span text:style-name="T643">Publicatiedatum</text:span></text:h>
      <text:p text:style-name="P644"><text:span text:style-name="T645">Gepubliceerd op 01-12-2016.</text:span><text:span text:style-name="T646"><text:s/></text:span>©<text:span text:style-name="T647"><text:s/></text:span><text:span text:style-name="T648">Copyright Vilans</text:span><text:span text:style-name="T649"><text:s/></text:span><text:span text:style-name="T650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24" style:parent-style-name="Standard" style:family="paragraph">
      <style:paragraph-properties fo:line-height="5%"/>
    </style:style>
    <style:style style:name="P525" style:parent-style-name="Standard" style:family="paragraph">
      <style:paragraph-properties fo:line-height="0.1506in" fo:margin-left="0.0138in">
        <style:tab-stops/>
      </style:paragraph-properties>
    </style:style>
    <style:style style:name="T526" style:parent-style-name="Absatz-Standardschriftart" style:family="text">
      <style:text-properties style:font-name="Arial" fo:font-size="10pt" style:font-size-asian="10pt"/>
    </style:style>
    <style:style style:name="P527" style:parent-style-name="Standard" style:family="paragraph">
      <style:paragraph-properties fo:line-height="5%"/>
    </style:style>
    <style:style style:name="P528" style:parent-style-name="Standard" style:family="paragraph">
      <style:paragraph-properties fo:line-height="0.1701in" fo:margin-left="0.0138in">
        <style:tab-stops/>
      </style:paragraph-properties>
    </style:style>
    <style:style style:name="T529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2408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2432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524"><draw:frame draw:z-index="503312408" draw:id="id4" draw:style-name="a4" draw:name="Text Box 2" text:anchor-type="paragraph" svg:x="0.125in" svg:y="0.14236in" svg:width="4.40208in" svg:height="0.16667in" style:rel-width="scale" style:rel-height="scale"><draw:text-box><text:p text:style-name="P525"><text:span text:style-name="T526">© Vilans | Geldig voor Vilans BTN | Geprint op: vrijdag 16 februari 2018</text:span></text:p></draw:text-box><svg:title/><svg:desc/></draw:frame></text:p>
      </style:header>
      <style:footer>
        <text:p text:style-name="P527"><draw:frame draw:z-index="503312432" draw:id="id5" draw:style-name="a5" draw:name="Text Box 1" text:anchor-type="paragraph" svg:x="0.96944in" svg:y="10.86597in" svg:width="0.52639in" svg:height="0.18125in" style:rel-width="scale" style:rel-height="scale"><draw:text-box><text:p text:style-name="P528"><text:span text:style-name="T529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6T16:00:00Z</meta:creation-date>
    <dc:date>2018-07-06T16:00:00Z</dc:date>
    <meta:template xlink:href="Normal.dotm" xlink:type="simple"/>
    <meta:editing-cycles>2</meta:editing-cycles>
    <meta:editing-duration>PT0S</meta:editing-duration>
    <meta:user-defined meta:name="Created" meta:value-type="date">2018-07-06T00:00:00Z</meta:user-defined>
    <meta:user-defined meta:name="LastSaved" meta:value-type="date">2018-07-06T00:00:00Z</meta:user-defined>
    <meta:document-statistic meta:page-count="2" meta:paragraph-count="35" meta:word-count="515" meta:character-count="3508" meta:row-count="81" meta:non-whitespace-character-count="3020"/>
  </office:meta>
</office:document-meta>
</file>